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F</mi>
              <mn>1</mn>
            </msub>
            <mrow>
              <mi/>
              <mo stretchy="false">=</mo>
              <mi/>
            </mrow>
            <msub>
              <mi>F</mi>
              <mn>1</mn>
            </msub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over accent="true">
                  <mstyle mathvariant="bold">
                    <mrow>
                      <mi>q</mi>
                    </mrow>
                  </mstyle>
                  <mo stretchy="false">̄</mo>
                </mover>
                <mi>,</mi>
                <mi>t</mi>
              </mrow>
              <mo stretchy="false">)</mo>
            </mrow>
          </mrow>
        </mtd>
      </mtr>
      <mtr>
        <mtd>
          <mrow>
            <msub>
              <mi>F</mi>
              <mn>2</mn>
            </msub>
            <mrow>
              <mi/>
              <mo stretchy="false">=</mo>
              <mi/>
            </mrow>
            <msub>
              <mi>F</mi>
              <mn>2</mn>
            </msub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over accent="true">
                  <mstyle mathvariant="bold">
                    <mrow>
                      <mi>p</mi>
                    </mrow>
                  </mstyle>
                  <mo stretchy="false">̄</mo>
                </mover>
                <mi>,</mi>
                <mi>t</mi>
              </mrow>
              <mo stretchy="false">)</mo>
            </mrow>
          </mrow>
        </mtd>
      </mtr>
      <mtr>
        <mtd>
          <mrow>
            <msub>
              <mi>F</mi>
              <mn>3</mn>
            </msub>
            <mrow>
              <mi/>
              <mo stretchy="false">=</mo>
              <mi/>
            </mrow>
            <msub>
              <mi>F</mi>
              <mn>3</mn>
            </msub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over accent="true">
                  <mstyle mathvariant="bold">
                    <mrow>
                      <mi>q</mi>
                    </mrow>
                  </mstyle>
                  <mo stretchy="false">̄</mo>
                </mover>
                <mi>,</mi>
                <mi>t</mi>
              </mrow>
              <mo stretchy="false">)</mo>
            </mrow>
          </mrow>
        </mtd>
      </mtr>
      <mtr>
        <mtd>
          <mrow>
            <msub>
              <mi>F</mi>
              <mn>4</mn>
            </msub>
            <mrow>
              <mi/>
              <mo stretchy="false">=</mo>
              <mi/>
            </mrow>
            <msub>
              <mi>F</mi>
              <mn>4</mn>
            </msub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over accent="true">
                  <mstyle mathvariant="bold">
                    <mrow>
                      <mi>p</mi>
                    </mrow>
                  </mstyle>
                  <mo stretchy="false">̄</mo>
                </mover>
                <mi>,</mi>
                <mi>t</mi>
              </mrow>
              <mo stretchy="false">)</mo>
            </mrow>
          </mrow>
        </mtd>
      </mtr>
    </mtable>
    <annotation encoding="StarMath 5.0">F_1 `=` F_1 ( bold q , bar bold q , t) newline
F_2 `=` F_2 ( bold q , bar bold p , t) newline
F_3 `=` F_3 ( bold p , bar bold q , t) newline
F_4 `=` F_4 ( bold p , bar bold p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